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Standard">
      <style:text-properties officeooo:rsid="00002a88" officeooo:paragraph-rsid="00002a88"/>
    </style:style>
    <style:style style:name="P2" style:family="paragraph" style:parent-style-name="Standard">
      <style:paragraph-properties style:writing-mode="lr-tb"/>
      <style:text-properties officeooo:rsid="00002a88" officeooo:paragraph-rsid="00002a88"/>
    </style:style>
    <style:style style:name="P3" style:family="paragraph" style:parent-style-name="Standard">
      <style:text-properties officeooo:rsid="00002a88" officeooo:paragraph-rsid="0009964a"/>
    </style:style>
    <style:style style:name="P4" style:family="paragraph" style:parent-style-name="Standard">
      <style:text-properties officeooo:rsid="0002a9e0" officeooo:paragraph-rsid="0002a9e0"/>
    </style:style>
    <style:style style:name="P5" style:family="paragraph" style:parent-style-name="Standard">
      <style:text-properties officeooo:rsid="0004131a" officeooo:paragraph-rsid="0004131a"/>
    </style:style>
    <style:style style:name="P6" style:family="paragraph" style:parent-style-name="Standard">
      <style:text-properties officeooo:rsid="0009964a" officeooo:paragraph-rsid="0009964a"/>
    </style:style>
    <style:style style:name="P7" style:family="paragraph" style:parent-style-name="Standard">
      <style:text-properties officeooo:rsid="000a2124" officeooo:paragraph-rsid="000a2124"/>
    </style:style>
    <style:style style:name="P8" style:family="paragraph" style:parent-style-name="Standard">
      <style:text-properties officeooo:paragraph-rsid="000a2124"/>
    </style:style>
    <style:style style:name="P9" style:family="paragraph" style:parent-style-name="Standard">
      <style:text-properties officeooo:rsid="000ac809" officeooo:paragraph-rsid="000ac809"/>
    </style:style>
    <style:style style:name="P10" style:family="paragraph" style:parent-style-name="Bibliography_20_1">
      <style:text-properties fo:font-variant="small-caps"/>
    </style:style>
    <style:style style:name="P11" style:family="paragraph" style:parent-style-name="Standard">
      <style:text-properties officeooo:rsid="000a2124" officeooo:paragraph-rsid="000a2124"/>
    </style:style>
    <style:style style:name="P12" style:family="paragraph" style:parent-style-name="Standard">
      <style:text-properties officeooo:rsid="00002a88" officeooo:paragraph-rsid="00002a88"/>
    </style:style>
    <style:style style:name="P13" style:family="paragraph" style:parent-style-name="Standard">
      <style:text-properties officeooo:rsid="000af0de" officeooo:paragraph-rsid="000af0de"/>
    </style:style>
    <style:style style:name="T1" style:family="text">
      <style:text-properties fo:font-variant="small-caps"/>
    </style:style>
    <style:style style:name="T2" style:family="text">
      <style:text-properties fo:font-variant="small-caps" style:text-underline-style="none" fo:font-weight="normal"/>
    </style:style>
    <style:style style:name="T3" style:family="text">
      <style:text-properties fo:font-variant="small-caps" style:text-position="0% 100%" style:text-underline-style="none" fo:font-weight="normal"/>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text-underline-style="none" fo:font-weight="normal" style:font-style-asian="italic"/>
    </style:style>
    <style:style style:name="T7" style:family="text">
      <style:text-properties style:text-position="super 58%"/>
    </style:style>
    <style:style style:name="T8" style:family="text">
      <style:text-properties style:text-position="super 58%" style:text-underline-style="none" fo:font-weight="normal"/>
    </style:style>
    <style:style style:name="T9" style:family="text">
      <style:text-properties style:text-underline-style="none" fo:font-weight="normal"/>
    </style:style>
    <style:style style:name="T10" style:family="text">
      <style:text-properties style:text-position="0% 100%" style:text-underline-style="none" fo:font-weight="normal"/>
    </style:style>
    <style:style style:name="T11" style:family="text">
      <style:text-properties style:text-position="0% 100%" fo:font-style="italic" style:text-underline-style="none" fo:font-weight="normal" style:font-style-asian="italic"/>
    </style:style>
    <style:style style:name="T12" style:family="text">
      <style:text-properties style:font-name="serif" fo:font-size="12pt"/>
    </style:style>
    <style:style style:name="T13" style:family="text">
      <style:text-properties style:font-name="serif" fo:font-size="12pt" officeooo:rsid="000a2124"/>
    </style:style>
    <style:style style:name="T14" style:family="text">
      <style:text-properties style:font-name="serif" fo:font-size="7.5pt"/>
    </style:style>
    <style:style style:name="T15" style:family="text">
      <style:text-properties officeooo:rsid="0004131a"/>
    </style:style>
    <style:style style:name="T16" style:family="text">
      <style:text-properties officeooo:rsid="000a2124"/>
    </style:style>
    <style:style style:name="T17" style:family="text">
      <style:text-properties officeooo:rsid="000ac809"/>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ifications proposées pour le style PUR suite à la demande des Presses Universitaires de Rennes</text:p>
      <text:p text:style-name="P9"/>
      <text:p text:style-name="P9">28 août 2023 </text:p>
      <text:p text:style-name="P9">Damien Belvèze</text:p>
      <text:p text:style-name="P1"/>
      <text:p text:style-name="P1"/>
      <text:h text:style-name="Heading_20_1" text:outline-level="1">Contexte</text:h>
      <text:p text:style-name="P6"/>
      <text:p text:style-name="P6">Des utilisateurs ont souhaité obtenir des modifications sur le style des Presses Universitaires de Rennes, car en utilisant le style disponible sur l’entrepôt des styles, ils ont remarqué que certaines informations, pourtant demandées dans les consignes de l’éditeur ( <text:a xlink:type="simple" xlink:href="https://pur-editions.fr/pur/doc/consignes_auteurs.pdf" text:style-name="Internet_20_link" text:visited-style-name="Visited_20_Internet_20_Link">https://pur-editions.fr/pur/doc/consignes_auteurs.pdf</text:a>, <text:span text:style-name="T16">dénommées plus bas « Consignes »</text:span>), étaient absentes. </text:p>
      <text:p text:style-name="P7">Un premier souci de typographie (virgule redondante) avait été relevé en février 2023 laissant à penser que le style avait été retouché et envoyé sur l’entrepôt avant cette date. </text:p>
      <text:p text:style-name="P7">Le forum de Zotero donne l’historique de ces tentatives pour retrouver un style PUR qui soit en cohérence avec les consignes : <text:a xlink:type="simple" xlink:href="https://forums.zotero.org/discussion/103053/review-or-magazine-articles-with-no-volume-number#latest" text:style-name="Internet_20_link" text:visited-style-name="Visited_20_Internet_20_Link">https://forums.zotero.org/discussion/103053/review-or-magazine-articles-with-no-volume-number#latest</text:a></text:p>
      <text:p text:style-name="P7">Particulièrement pour les articles, la date et la pagination manque. </text:p>
      <text:p text:style-name="P7"/>
      <text:p text:style-name="P7">Le 25 août, <text:span text:style-name="T17">Yves Picart, des</text:span> PUR nous <text:span text:style-name="T17">a</text:span> demandé de voir ce qu’on pouvait faire à ce sujet.</text:p>
      <text:p text:style-name="P7">Je joins à ce document un document CSL qui restaure les éléments manquants (date et pagination). </text:p>
      <text:p text:style-name="P7">Par contre je remarque que le style CSL que j’ai trouvé sur le répertoire des styles : </text:p>
      <text:p text:style-name="P7">- ne comporte pas la possibilité d’afficher les identifiants numériques (DOI essentiellement).</text:p>
      <text:p text:style-name="P7">- est un style « note » (cela génère des notes de bas de page avec les références complètes, tout au moins je les ai complétées pour qu’elles soient aussi complètes que les références en bibliographie). Le style PUR selon les Consignes est un style auteur-date ce qui implique : 1 : qu’il n’y ait pas de références en bas de page (en tout cas cela n’est pas mentionné) 2. que l’appel de citation soit sous la forme auteur-date « (Chomsky, 1998) » et non numérique (« 1 »). Or en CSL, le style « Note » semble commander un appel de citation en style numérique.</text:p>
      <text:p text:style-name="P7"/>
      <text:p text:style-name="P7">Suite à cela, voici trois questions à résoudre : </text:p>
      <text:p text:style-name="P7"/>
      <text:p text:style-name="P7">- le style modifié correspond t-il au besoin sous le rapport de ce qui s’affiche en bibliographie et cela pour tous les types de documents ? (les exemples ci-dessous ne reprennent pas tous les types de documents, mais les plus courants en Sciences Humaines : ouvrage, chapitre d’ouvrage, article) ?</text:p>
      <text:p text:style-name="P7"/>
      <text:p text:style-name="P7">- faut-il restaurer à ce style sa nature de style auteur-date (ce qui supprimera les références en notes de bas de page) ?</text:p>
      <text:p text:style-name="P7"/>
      <text:p text:style-name="P7">- faut-il ajouter l’affichage des identifiants numériques (DOI) quand ils existent ? </text:p>
      <text:p text:style-name="P3"/>
      <text:p text:style-name="P3"/>
      <text:h text:style-name="Heading_20_1" text:outline-level="1"><text:soft-page-break/><text:span text:style-name="T16">Extraits des Consignes</text:span> : </text:h>
      <text:p text:style-name="P1"/>
      <text:h text:style-name="Heading_20_2" text:outline-level="2">présentation d’un article :</text:h>
      <text:p text:style-name="P1"/>
      <text:p text:style-name="P1">L<text:span text:style-name="T15">AUGIER</text:span> Sandra, 2011, « L’éducation des adultes comme philosophie morale », Éducation et Didactique, no 3, vol. 5, p. 135-144</text:p>
      <text:p text:style-name="P1"/>
      <text:p text:style-name="P5">autre exemple fourni : </text:p>
      <text:p text:style-name="P5"/>
      <text:p text:style-name="P5"><text:span text:style-name="T12">DUPOND Pierre, « La campagne au Québec »,</text:span> <text:span text:style-name="T12">Norois, n</text:span><text:span text:style-name="T14">o</text:span> <text:span text:style-name="T12">233, 2014/4, p. 11-24</text:span> </text:p>
      <text:p text:style-name="P5"/>
      <text:p text:style-name="P5">Ces deux exemples diffèrent sur la présentation du numéro et du volume. Le premier entre dans la catégorie des bibliographies à l’anglo-saxonne. Je ne vois pas comment dans le code du style maintenir ce choix entre les deux présentations ; j’ai du choisir l’une d’entre elle, la présentation à l’anglo-saxonne (exemple de Sandra Laugier). <text:s/></text:p>
      <text:p text:style-name="P5"/>
      <text:p text:style-name="P1"/>
      <text:h text:style-name="Heading_20_2" text:outline-level="2">P<text:span text:style-name="T16">résentation d’un </text:span>ouvrage : </text:h>
      <text:p text:style-name="P1"/>
      <text:p text:style-name="P1"><text:span text:style-name="T12">F</text:span><text:span text:style-name="T13">LONNEAU</text:span><text:span text:style-name="T12"> Mathieu, L</text:span><text:span text:style-name="T13">ABORIE</text:span><text:span text:style-name="T12"> Léonard et P</text:span><text:span text:style-name="T13">ASSALACQUA</text:span><text:span text:style-name="T12"> Arnaud (dir.),</text:span> <text:span text:style-name="T12">Les transports de la démocratie. Approche historique des enjeux politiques de la mobilité, Rennes, Presses universitaires de Rennes, coll. « Histoire », 2014</text:span> </text:p>
      <text:p text:style-name="P1"/>
      <text:h text:style-name="Heading_20_2" text:outline-level="2"><text:span text:style-name="T16">présentation d’un </text:span>chapitre d’ouvrage :</text:h>
      <text:p text:style-name="P4"/>
      <text:p text:style-name="P4">DAVIAUD Sophie, « Judiciarisation et mobilisation des émotions. Le procès d’Alberto Fujimori au Pérou », in Christophe <text:span text:style-name="T1">Traïni</text:span> (dir.), <text:span text:style-name="T5">Émotions et expertises. Les modes de coordination des actions collectives</text:span>, Rennes, Presses universitaires de Rennes, coll. « Res Publica », 2015, p. 95-114.</text:p>
      <text:p text:style-name="P1"/>
      <text:h text:style-name="Heading_20_1" text:outline-level="1">Résultat des modifications opérées : </text:h>
      <text:p text:style-name="P1"/>
      <text:h text:style-name="Heading_20_2" text:outline-level="2">Méthode utilisée</text:h>
      <text:p text:style-name="P13">Je n’ai pas revu le style dans sa globalité, mais me suis attaché à restaurer les éléments repérés comme manquants en utilisant l’éditeur en ligne CSL viewer (<text:a xlink:type="simple" xlink:href="https://editor.citationstyles.org/visualEditor/" text:style-name="Internet_20_link" text:visited-style-name="Visited_20_Internet_20_Link">https://editor.citationstyles.org/visualEditor/</text:a>)</text:p>
      <text:p text:style-name="P13"/>
      <text:p text:style-name="P13">Le résultat du travail est disponible sur Github : <text:a xlink:type="simple" xlink:href="https://github.com/damienbelveze/PUR_csl" text:style-name="Internet_20_link" text:visited-style-name="Visited_20_Internet_20_Link">https://github.com/damienbelveze/PUR_csl</text:a></text:p>
      <text:p text:style-name="P13">cloner le répertoire avec Git ou télécharger l’archive et la dézipper puis ouvrir Zotero et double-cliquer sur le fichier .csl pour installer le style. </text:p>
      <text:p text:style-name="P13"/>
      <text:p text:style-name="P13">Une revue est nécessaire (cf. questions posées plus haut) avant d’envoyer le style sur le répertoire. </text:p>
      <text:p text:style-name="P1"/>
      <text:h text:style-name="Heading_20_2" text:outline-level="2"><text:soft-page-break/>Appel de <text:span text:style-name="T17">citation</text:span></text:h>
      <text:p text:style-name="P1"/>
      <text:p text:style-name="P7">Appel de <text:span text:style-name="T17">citation</text:span> en style numérique (inchangé par rapport au style récupéré sur le répertoire Zotero)</text:p>
      <text:p text:style-name="P1"/>
      <text:p text:style-name="P1">article <text:note text:id="ftn1" text:note-class="footnote"><text:note-citation>1</text:note-citation><text:note-body><text:p text:style-name="Footnote"><text:reference-mark-start text:name="ZOTERO_ITEM CSL_CITATION {&quot;citationID&quot;:&quot;piHYpjCt&quot;,&quot;properties&quot;:{&quot;formattedCitation&quot;:&quot;{\\scaps Jamet} \\uc0\\u201{}milie, {\\scaps LeBlanc} Patrice et {\\scaps Lardon} Sylvie, \\uc0\\u171{}\\uc0\\u160{}Mobilit\\uc0\\u233{}s des jeunes adultes et politiques d\\uc0\\u8217{}accueil dans les territoires ruraux. Etudes de cas en France et au Qu\\uc0\\u233{}bec\\uc0\\u160{}\\uc0\\u187{}, {\\i{}Norois}, n\\super o\\nosupersub{} 4, vol. 233, 2014, p. 37\\uc0\\u8209{}51.&quot;,&quot;plainCitation&quot;:&quot;Jamet Émilie, LeBlanc Patrice et Lardon Sylvie, « Mobilités des jeunes adultes et politiques d’accueil dans les territoires ruraux. Etudes de cas en France et au Québec », Norois, no 4, vol. 233, 2014, p. 37‑51.&quot;,&quot;noteIndex&quot;:1},&quot;citationItems&quot;:[{&quot;id&quot;:14445,&quot;uris&quot;:[&quot;http://zotero.org/users/895735/items/857LLCE2&quot;],&quot;itemData&quot;:{&quot;id&quot;:14445,&quot;type&quot;:&quot;article-journal&quot;,&quot;abstract&quot;:&quot;Cet article a pour objectif d’alimenter les\nconnaissances sur les migrations ville-campagne des jeunes adultes. Il\néclaire la manière dont leurs parcours migratoires structurent leurs\nrapports aux mobilités comme aux territoires ruraux. Il se penche\naussi sur les politiques d’accueil ou de mobilité mises en œuvre\nlocalement pour accompagner ces processus. Nous mobilisons les\nprincipes de la théorie ancrée pour analyser deux études de cas, dans\nle Pays de Saint-Flour Haute Auvergne (France) et au Témiscamingue\n(Québec). Nous étayons l’hypothèse selon laquelle les départs des\njeunes adultes depuis les territoires ruraux ne sont pas\nnécessairement synonymes de rupture de l’attachement ou de manque\nd’implication des jeunes dans les territoires ruraux. Nous suggérons\nque les politiques d’accueil peuvent être associées à des initiatives,\nconduites dans les territoires ruraux, visant à développer chez les\njeunes adultes, des apprentissages liés aux mobilités pour mieux\ncontribuer aux dynamiques des territoires. Les concepts de\n« motilité » et de « capital spatial des territoires » apparaissent\nopérants à la fois pour renouveler la compréhension du phénomène de\nmigration des jeunes depuis les territoires ruraux, mais également\npour repenser les actions locales pour l’accompagnement des mobilités\ndes jeunes ou leur accueil dans les territoires ruraux.&quot;,&quot;container-title&quot;:&quot;Norois&quot;,&quot;DOI&quot;:&quot;10.4000/norois.5297&quot;,&quot;ISSN&quot;:&quot;0029-182X&quot;,&quot;issue&quot;:&quot;4&quot;,&quot;journalAbbreviation&quot;:&quot;Norois&quot;,&quot;language&quot;:&quot;fr&quot;,&quot;note&quot;:&quot;publisher-place: Rennes\npublisher: Presses universitaires de Rennes&quot;,&quot;page&quot;:&quot;37-51&quot;,&quot;source&quot;:&quot;Cairn.info&quot;,&quot;title&quot;:&quot;Mobilités des jeunes adultes et politiques d’accueil dans les territoires ruraux. Etudes de cas en France et au Québec&quot;,&quot;volume&quot;:&quot;233&quot;,&quot;author&quot;:[{&quot;family&quot;:&quot;Jamet&quot;,&quot;given&quot;:&quot;Émilie&quot;},{&quot;family&quot;:&quot;LeBlanc&quot;,&quot;given&quot;:&quot;Patrice&quot;},{&quot;family&quot;:&quot;Lardon&quot;,&quot;given&quot;:&quot;Sylvie&quot;}],&quot;issued&quot;:{&quot;date-parts&quot;:[[&quot;2014&quot;]]},&quot;citation-key&quot;:&quot;jametMobilitesJeunesAdultes2014&quot;}}],&quot;schema&quot;:&quot;https://github.com/citation-style-language/schema/raw/master/csl-citation.json&quot;} RNDwEKBMcW0Kq"/><text:span text:style-name="T2">Jamet</text:span><text:span text:style-name="T9"> Émilie, </text:span><text:span text:style-name="T2">LeBlanc</text:span><text:span text:style-name="T9"> Patrice et </text:span><text:span text:style-name="T2">Lardon</text:span><text:span text:style-name="T9"> Sylvie, « Mobilités des jeunes adultes et politiques d’accueil dans les territoires ruraux. Etudes de cas en France et au Québec », </text:span><text:span text:style-name="T6">Norois</text:span><text:span text:style-name="T9">, n</text:span><text:span text:style-name="T8">o</text:span><text:span text:style-name="T9"> 4, vol. 233, 2014, p. 37‑51.</text:span><text:reference-mark-end text:name="ZOTERO_ITEM CSL_CITATION {&quot;citationID&quot;:&quot;piHYpjCt&quot;,&quot;properties&quot;:{&quot;formattedCitation&quot;:&quot;{\\scaps Jamet} \\uc0\\u201{}milie, {\\scaps LeBlanc} Patrice et {\\scaps Lardon} Sylvie, \\uc0\\u171{}\\uc0\\u160{}Mobilit\\uc0\\u233{}s des jeunes adultes et politiques d\\uc0\\u8217{}accueil dans les territoires ruraux. Etudes de cas en France et au Qu\\uc0\\u233{}bec\\uc0\\u160{}\\uc0\\u187{}, {\\i{}Norois}, n\\super o\\nosupersub{} 4, vol. 233, 2014, p. 37\\uc0\\u8209{}51.&quot;,&quot;plainCitation&quot;:&quot;Jamet Émilie, LeBlanc Patrice et Lardon Sylvie, « Mobilités des jeunes adultes et politiques d’accueil dans les territoires ruraux. Etudes de cas en France et au Québec », Norois, no 4, vol. 233, 2014, p. 37‑51.&quot;,&quot;noteIndex&quot;:1},&quot;citationItems&quot;:[{&quot;id&quot;:14445,&quot;uris&quot;:[&quot;http://zotero.org/users/895735/items/857LLCE2&quot;],&quot;itemData&quot;:{&quot;id&quot;:14445,&quot;type&quot;:&quot;article-journal&quot;,&quot;abstract&quot;:&quot;Cet article a pour objectif d’alimenter les\nconnaissances sur les migrations ville-campagne des jeunes adultes. Il\néclaire la manière dont leurs parcours migratoires structurent leurs\nrapports aux mobilités comme aux territoires ruraux. Il se penche\naussi sur les politiques d’accueil ou de mobilité mises en œuvre\nlocalement pour accompagner ces processus. Nous mobilisons les\nprincipes de la théorie ancrée pour analyser deux études de cas, dans\nle Pays de Saint-Flour Haute Auvergne (France) et au Témiscamingue\n(Québec). Nous étayons l’hypothèse selon laquelle les départs des\njeunes adultes depuis les territoires ruraux ne sont pas\nnécessairement synonymes de rupture de l’attachement ou de manque\nd’implication des jeunes dans les territoires ruraux. Nous suggérons\nque les politiques d’accueil peuvent être associées à des initiatives,\nconduites dans les territoires ruraux, visant à développer chez les\njeunes adultes, des apprentissages liés aux mobilités pour mieux\ncontribuer aux dynamiques des territoires. Les concepts de\n« motilité » et de « capital spatial des territoires » apparaissent\nopérants à la fois pour renouveler la compréhension du phénomène de\nmigration des jeunes depuis les territoires ruraux, mais également\npour repenser les actions locales pour l’accompagnement des mobilités\ndes jeunes ou leur accueil dans les territoires ruraux.&quot;,&quot;container-title&quot;:&quot;Norois&quot;,&quot;DOI&quot;:&quot;10.4000/norois.5297&quot;,&quot;ISSN&quot;:&quot;0029-182X&quot;,&quot;issue&quot;:&quot;4&quot;,&quot;journalAbbreviation&quot;:&quot;Norois&quot;,&quot;language&quot;:&quot;fr&quot;,&quot;note&quot;:&quot;publisher-place: Rennes\npublisher: Presses universitaires de Rennes&quot;,&quot;page&quot;:&quot;37-51&quot;,&quot;source&quot;:&quot;Cairn.info&quot;,&quot;title&quot;:&quot;Mobilités des jeunes adultes et politiques d’accueil dans les territoires ruraux. Etudes de cas en France et au Québec&quot;,&quot;volume&quot;:&quot;233&quot;,&quot;author&quot;:[{&quot;family&quot;:&quot;Jamet&quot;,&quot;given&quot;:&quot;Émilie&quot;},{&quot;family&quot;:&quot;LeBlanc&quot;,&quot;given&quot;:&quot;Patrice&quot;},{&quot;family&quot;:&quot;Lardon&quot;,&quot;given&quot;:&quot;Sylvie&quot;}],&quot;issued&quot;:{&quot;date-parts&quot;:[[&quot;2014&quot;]]},&quot;citation-key&quot;:&quot;jametMobilitesJeunesAdultes2014&quot;}}],&quot;schema&quot;:&quot;https://github.com/citation-style-language/schema/raw/master/csl-citation.json&quot;} RNDwEKBMcW0Kq"/></text:p></text:note-body></text:note></text:p>
      <text:p text:style-name="P2">ouvrage <text:note text:id="ftn2" text:note-class="footnote"><text:note-citation>2</text:note-citation><text:note-body><text:p text:style-name="Footnote"><text:reference-mark-start text:name="ZOTERO_ITEM CSL_CITATION {&quot;citationID&quot;:&quot;cGjAZoZW&quot;,&quot;properties&quot;:{&quot;formattedCitation&quot;:&quot;{\\scaps Flonneau} Mathieu, {\\scaps Laborie} L\\uc0\\u233{}onard, et {\\scaps Passalacqua} Arnaud\\uc0\\u160{}(dir.), {\\i{}Les transports de la d\\uc0\\u233{}mocratie\\uc0\\u8239{}: Approche historique des enjeux politiques de la mobilit\\uc0\\u233{}}, Presses universitaires de Rennes, Rennes, coll. \\uc0\\u171{}\\uc0\\u160{}Histoire\\uc0\\u160{}\\uc0\\u187{}, 2019.&quot;,&quot;plainCitation&quot;:&quot;Flonneau Mathieu, Laborie Léonard, et Passalacqua Arnaud (dir.), Les transports de la démocratie : Approche historique des enjeux politiques de la mobilité, Presses universitaires de Rennes, Rennes, coll. « Histoire », 2019.&quot;,&quot;noteIndex&quot;:2},&quot;citationItems&quot;:[{&quot;id&quot;:14450,&quot;uris&quot;:[&quot;http://zotero.org/users/895735/items/YVYPRII8&quot;],&quot;itemData&quot;:{&quot;id&quot;:14450,&quot;type&quot;:&quot;book&quot;,&quot;abstract&quot;:&quot;Mobilité et démocratie forment en apparence un couple historique idéal. Union de deux idéaux en tout cas, dont Les transports de la démocratie éclairent les destinées variées et les affinités tumultueuses.  S'ils semblent indissociables, ces deux idéaux se posent mutuellement des problèmes en pratique. La reconfiguration au cours du temps des liens qui les unissent et parfois les entravent dans un environnement changeant : tel est le sujet de ce volume. Écrit depuis plusieurs perspectives disciplinaires (histoire, science politique, géographie et économie), ce livre est centré d'une part sur la France, tout en offrant des points de comparaison avec d'autres espaces politiques, et d'autre part sur le second XXe siècle, tout en s'autorisant des échappées vers les périodes antérieures.  Démocratie technique, écosystèmes de mobilité et équation des déplacements : ces opérateurs de la pensée sur les mobilités durables y gagnent en profondeur et s'en trouvent décapés. Avec ce recueil, l'histoire décloisonnée de la mobilité et des transports témoigne de sa maturité.&quot;,&quot;collection-title&quot;:&quot;Histoire&quot;,&quot;event-place&quot;:&quot;Rennes&quot;,&quot;ISBN&quot;:&quot;978-2-7535-5989-9&quot;,&quot;language&quot;:&quot;fr&quot;,&quot;license&quot;:&quot;https://www-openedition-org.passerelle.univ-rennes1.fr/12554&quot;,&quot;note&quot;:&quot;container-title: Les transports de la démocratie : Approche historique des enjeux politiques de la mobilité\nDOI: 10.4000/books.pur.50839\ncontainer-title: Les transports de la démocratie : Approche historique des enjeux politiques de la mobilité\ncontainer-title: Les transports de la démocratie : Approche historique des enjeux politiques de la mobilité\ncollection-title: Histoire&quot;,&quot;number-of-pages&quot;:&quot;222&quot;,&quot;publisher&quot;:&quot;Presses universitaires de Rennes&quot;,&quot;publisher-place&quot;:&quot;Rennes&quot;,&quot;source&quot;:&quot;OpenEdition Books&quot;,&quot;title&quot;:&quot;Les transports de la démocratie : Approche historique des enjeux politiques de la mobilité&quot;,&quot;title-short&quot;:&quot;Les transports de la démocratie&quot;,&quot;URL&quot;:&quot;http://books.openedition.org/pur/50839&quot;,&quot;editor&quot;:[{&quot;family&quot;:&quot;Flonneau&quot;,&quot;given&quot;:&quot;Mathieu&quot;},{&quot;family&quot;:&quot;Laborie&quot;,&quot;given&quot;:&quot;Léonard&quot;},{&quot;family&quot;:&quot;Passalacqua&quot;,&quot;given&quot;:&quot;Arnaud&quot;}],&quot;accessed&quot;:{&quot;date-parts&quot;:[[&quot;2023&quot;,8,27]]},&quot;issued&quot;:{&quot;date-parts&quot;:[[&quot;2019&quot;,5,14]]},&quot;citation-key&quot;:&quot;flonneauTransportsDemocratieApproche2019&quot;}}],&quot;schema&quot;:&quot;https://github.com/citation-style-language/schema/raw/master/csl-citation.json&quot;} RND6cobsV9TY1"/><text:span text:style-name="T3">Flonneau</text:span><text:span text:style-name="T10"> Mathieu, </text:span><text:span text:style-name="T3">Laborie</text:span><text:span text:style-name="T10"> Léonard, et </text:span><text:span text:style-name="T3">Passalacqua</text:span><text:span text:style-name="T10"> Arnaud (dir.), </text:span><text:span text:style-name="T11">Les transports de la démocratie : Approche historique des enjeux politiques de la mobilité</text:span><text:span text:style-name="T10">, Presses universitaires de Rennes, Rennes, coll. « Histoire », 2019.</text:span><text:reference-mark-end text:name="ZOTERO_ITEM CSL_CITATION {&quot;citationID&quot;:&quot;cGjAZoZW&quot;,&quot;properties&quot;:{&quot;formattedCitation&quot;:&quot;{\\scaps Flonneau} Mathieu, {\\scaps Laborie} L\\uc0\\u233{}onard, et {\\scaps Passalacqua} Arnaud\\uc0\\u160{}(dir.), {\\i{}Les transports de la d\\uc0\\u233{}mocratie\\uc0\\u8239{}: Approche historique des enjeux politiques de la mobilit\\uc0\\u233{}}, Presses universitaires de Rennes, Rennes, coll. \\uc0\\u171{}\\uc0\\u160{}Histoire\\uc0\\u160{}\\uc0\\u187{}, 2019.&quot;,&quot;plainCitation&quot;:&quot;Flonneau Mathieu, Laborie Léonard, et Passalacqua Arnaud (dir.), Les transports de la démocratie : Approche historique des enjeux politiques de la mobilité, Presses universitaires de Rennes, Rennes, coll. « Histoire », 2019.&quot;,&quot;noteIndex&quot;:2},&quot;citationItems&quot;:[{&quot;id&quot;:14450,&quot;uris&quot;:[&quot;http://zotero.org/users/895735/items/YVYPRII8&quot;],&quot;itemData&quot;:{&quot;id&quot;:14450,&quot;type&quot;:&quot;book&quot;,&quot;abstract&quot;:&quot;Mobilité et démocratie forment en apparence un couple historique idéal. Union de deux idéaux en tout cas, dont Les transports de la démocratie éclairent les destinées variées et les affinités tumultueuses.  S'ils semblent indissociables, ces deux idéaux se posent mutuellement des problèmes en pratique. La reconfiguration au cours du temps des liens qui les unissent et parfois les entravent dans un environnement changeant : tel est le sujet de ce volume. Écrit depuis plusieurs perspectives disciplinaires (histoire, science politique, géographie et économie), ce livre est centré d'une part sur la France, tout en offrant des points de comparaison avec d'autres espaces politiques, et d'autre part sur le second XXe siècle, tout en s'autorisant des échappées vers les périodes antérieures.  Démocratie technique, écosystèmes de mobilité et équation des déplacements : ces opérateurs de la pensée sur les mobilités durables y gagnent en profondeur et s'en trouvent décapés. Avec ce recueil, l'histoire décloisonnée de la mobilité et des transports témoigne de sa maturité.&quot;,&quot;collection-title&quot;:&quot;Histoire&quot;,&quot;event-place&quot;:&quot;Rennes&quot;,&quot;ISBN&quot;:&quot;978-2-7535-5989-9&quot;,&quot;language&quot;:&quot;fr&quot;,&quot;license&quot;:&quot;https://www-openedition-org.passerelle.univ-rennes1.fr/12554&quot;,&quot;note&quot;:&quot;container-title: Les transports de la démocratie : Approche historique des enjeux politiques de la mobilité\nDOI: 10.4000/books.pur.50839\ncontainer-title: Les transports de la démocratie : Approche historique des enjeux politiques de la mobilité\ncontainer-title: Les transports de la démocratie : Approche historique des enjeux politiques de la mobilité\ncollection-title: Histoire&quot;,&quot;number-of-pages&quot;:&quot;222&quot;,&quot;publisher&quot;:&quot;Presses universitaires de Rennes&quot;,&quot;publisher-place&quot;:&quot;Rennes&quot;,&quot;source&quot;:&quot;OpenEdition Books&quot;,&quot;title&quot;:&quot;Les transports de la démocratie : Approche historique des enjeux politiques de la mobilité&quot;,&quot;title-short&quot;:&quot;Les transports de la démocratie&quot;,&quot;URL&quot;:&quot;http://books.openedition.org/pur/50839&quot;,&quot;editor&quot;:[{&quot;family&quot;:&quot;Flonneau&quot;,&quot;given&quot;:&quot;Mathieu&quot;},{&quot;family&quot;:&quot;Laborie&quot;,&quot;given&quot;:&quot;Léonard&quot;},{&quot;family&quot;:&quot;Passalacqua&quot;,&quot;given&quot;:&quot;Arnaud&quot;}],&quot;accessed&quot;:{&quot;date-parts&quot;:[[&quot;2023&quot;,8,27]]},&quot;issued&quot;:{&quot;date-parts&quot;:[[&quot;2019&quot;,5,14]]},&quot;citation-key&quot;:&quot;flonneauTransportsDemocratieApproche2019&quot;}}],&quot;schema&quot;:&quot;https://github.com/citation-style-language/schema/raw/master/csl-citation.json&quot;} RND6cobsV9TY1"/></text:p></text:note-body></text:note></text:p>
      <text:p text:style-name="P4">chapitre d’ouvrage <text:note text:id="ftn3" text:note-class="footnote"><text:note-citation>3</text:note-citation><text:note-body><text:p text:style-name="Footnote"><text:reference-mark-start text:name="ZOTERO_ITEM CSL_CITATION {&quot;citationID&quot;:&quot;rEwKgUhS&quot;,&quot;properties&quot;:{&quot;formattedCitation&quot;:&quot;{\\scaps Daviaud} Sophie, \\uc0\\u171{}\\uc0\\u160{}4. Judiciarisation et mobilisation des \\uc0\\u233{}motions\\uc0\\u8239{}: Le proc\\uc0\\u232{}s d\\uc0\\u8217{}Alberto Fujimori au P\\uc0\\u233{}rou\\uc0\\u160{}\\uc0\\u187{}, dans Christophe {\\scaps Tra\\uc0\\u239{}ni}\\uc0\\u160{}(dir.), {\\i{}\\uc0\\u201{}motions et expertises\\uc0\\u8239{}: Les modes de coordination des actions collectives}, Presses universitaires de Rennes, Rennes, coll. \\uc0\\u171{}\\uc0\\u160{}Res publica\\uc0\\u160{}\\uc0\\u187{}, 2019, p. 95\\uc0\\u8209{}114.&quot;,&quot;plainCitation&quot;:&quot;Daviaud Sophie, « 4. Judiciarisation et mobilisation des émotions : Le procès d’Alberto Fujimori au Pérou », dans Christophe Traïni (dir.), Émotions et expertises : Les modes de coordination des actions collectives, Presses universitaires de Rennes, Rennes, coll. « Res publica », 2019, p. 95‑114.&quot;,&quot;noteIndex&quot;:3},&quot;citationItems&quot;:[{&quot;id&quot;:14451,&quot;uris&quot;:[&quot;http://zotero.org/users/895735/items/V879NWJY&quot;],&quot;itemData&quot;:{&quot;id&quot;:14451,&quot;type&quot;:&quot;chapter&quot;,&quot;collection-title&quot;:&quot;Res publica&quot;,&quot;container-title&quot;:&quot;Émotions et expertises : Les modes de coordination des actions collectives&quot;,&quot;event-place&quot;:&quot;Rennes&quot;,&quot;ISBN&quot;:&quot;978-2-7535-6287-5&quot;,&quot;language&quot;:&quot;fr&quot;,&quot;license&quot;:&quot;https://www-openedition-org.passerelle.univ-rennes1.fr/12554&quot;,&quot;note&quot;:&quot;container-title: Émotions et expertises : Les modes de coordination des actions collectives\nDOI: 10.4000/books.pur.72972&quot;,&quot;page&quot;:&quot;95-114&quot;,&quot;publisher&quot;:&quot;Presses universitaires de Rennes&quot;,&quot;publisher-place&quot;:&quot;Rennes&quot;,&quot;source&quot;:&quot;OpenEdition Books&quot;,&quot;title&quot;:&quot;4. Judiciarisation et mobilisation des émotions : Le procès d’Alberto Fujimori au Pérou&quot;,&quot;title-short&quot;:&quot;4. Judiciarisation et mobilisation des émotions&quot;,&quot;URL&quot;:&quot;http://books.openedition.org/pur/72972&quot;,&quot;author&quot;:[{&quot;family&quot;:&quot;Daviaud&quot;,&quot;given&quot;:&quot;Sophie&quot;}],&quot;editor&quot;:[{&quot;family&quot;:&quot;Traïni&quot;,&quot;given&quot;:&quot;Christophe&quot;}],&quot;accessed&quot;:{&quot;date-parts&quot;:[[&quot;2023&quot;,8,27]]},&quot;issued&quot;:{&quot;date-parts&quot;:[[&quot;2019&quot;,5,28]]},&quot;citation-key&quot;:&quot;daviaudJudiciarisationMobilisationEmotions2019&quot;}}],&quot;schema&quot;:&quot;https://github.com/citation-style-language/schema/raw/master/csl-citation.json&quot;} RND7on4P9tTM4"/><text:span text:style-name="T3">Daviaud</text:span><text:span text:style-name="T10"> Sophie, « 4. Judiciarisation et mobilisation des émotions : Le procès d’Alberto Fujimori au Pérou », dans Christophe </text:span><text:span text:style-name="T3">Traïni</text:span><text:span text:style-name="T10"> (dir.), </text:span><text:span text:style-name="T11">Émotions et expertises : Les modes de coordination des actions collectives</text:span><text:span text:style-name="T10">, Presses universitaires de Rennes, Rennes, coll. « Res publica », 2019, p. 95‑114.</text:span><text:reference-mark-end text:name="ZOTERO_ITEM CSL_CITATION {&quot;citationID&quot;:&quot;rEwKgUhS&quot;,&quot;properties&quot;:{&quot;formattedCitation&quot;:&quot;{\\scaps Daviaud} Sophie, \\uc0\\u171{}\\uc0\\u160{}4. Judiciarisation et mobilisation des \\uc0\\u233{}motions\\uc0\\u8239{}: Le proc\\uc0\\u232{}s d\\uc0\\u8217{}Alberto Fujimori au P\\uc0\\u233{}rou\\uc0\\u160{}\\uc0\\u187{}, dans Christophe {\\scaps Tra\\uc0\\u239{}ni}\\uc0\\u160{}(dir.), {\\i{}\\uc0\\u201{}motions et expertises\\uc0\\u8239{}: Les modes de coordination des actions collectives}, Presses universitaires de Rennes, Rennes, coll. \\uc0\\u171{}\\uc0\\u160{}Res publica\\uc0\\u160{}\\uc0\\u187{}, 2019, p. 95\\uc0\\u8209{}114.&quot;,&quot;plainCitation&quot;:&quot;Daviaud Sophie, « 4. Judiciarisation et mobilisation des émotions : Le procès d’Alberto Fujimori au Pérou », dans Christophe Traïni (dir.), Émotions et expertises : Les modes de coordination des actions collectives, Presses universitaires de Rennes, Rennes, coll. « Res publica », 2019, p. 95‑114.&quot;,&quot;noteIndex&quot;:3},&quot;citationItems&quot;:[{&quot;id&quot;:14451,&quot;uris&quot;:[&quot;http://zotero.org/users/895735/items/V879NWJY&quot;],&quot;itemData&quot;:{&quot;id&quot;:14451,&quot;type&quot;:&quot;chapter&quot;,&quot;collection-title&quot;:&quot;Res publica&quot;,&quot;container-title&quot;:&quot;Émotions et expertises : Les modes de coordination des actions collectives&quot;,&quot;event-place&quot;:&quot;Rennes&quot;,&quot;ISBN&quot;:&quot;978-2-7535-6287-5&quot;,&quot;language&quot;:&quot;fr&quot;,&quot;license&quot;:&quot;https://www-openedition-org.passerelle.univ-rennes1.fr/12554&quot;,&quot;note&quot;:&quot;container-title: Émotions et expertises : Les modes de coordination des actions collectives\nDOI: 10.4000/books.pur.72972&quot;,&quot;page&quot;:&quot;95-114&quot;,&quot;publisher&quot;:&quot;Presses universitaires de Rennes&quot;,&quot;publisher-place&quot;:&quot;Rennes&quot;,&quot;source&quot;:&quot;OpenEdition Books&quot;,&quot;title&quot;:&quot;4. Judiciarisation et mobilisation des émotions : Le procès d’Alberto Fujimori au Pérou&quot;,&quot;title-short&quot;:&quot;4. Judiciarisation et mobilisation des émotions&quot;,&quot;URL&quot;:&quot;http://books.openedition.org/pur/72972&quot;,&quot;author&quot;:[{&quot;family&quot;:&quot;Daviaud&quot;,&quot;given&quot;:&quot;Sophie&quot;}],&quot;editor&quot;:[{&quot;family&quot;:&quot;Traïni&quot;,&quot;given&quot;:&quot;Christophe&quot;}],&quot;accessed&quot;:{&quot;date-parts&quot;:[[&quot;2023&quot;,8,27]]},&quot;issued&quot;:{&quot;date-parts&quot;:[[&quot;2019&quot;,5,28]]},&quot;citation-key&quot;:&quot;daviaudJudiciarisationMobilisationEmotions2019&quot;}}],&quot;schema&quot;:&quot;https://github.com/citation-style-language/schema/raw/master/csl-citation.json&quot;} RND7on4P9tTM4"/></text:p></text:note-body></text:note></text:p>
      <text:p text:style-name="P1"/>
      <text:p text:style-name="P1"/>
      <text:p text:style-name="P1"/>
      <text:p text:style-name="P1"/>
      <text:p text:style-name="P1"/>
      <text:p text:style-name="P1"/>
      <text:p text:style-name="P1"/>
      <text:p text:style-name="P1"/>
      <text:h text:style-name="Heading_20_2" text:outline-level="2">bibliographie et références en notes de bas de page</text:h>
      <text:p text:style-name="P7"/>
      <text:p text:style-name="P7">(dans les deux cas, ajout des dates manquantes et de la pagination quand il s’agit d’un article ou d’un chapitre d’ouvrage)</text:p>
      <text:p text:style-name="P8"/>
      <text:p text:style-name="P8"/>
      <text:section text:style-name="Sect1" text:name="ZOTERO_BIBL {&quot;uncited&quot;:[],&quot;omitted&quot;:[],&quot;custom&quot;:[]} CSL_BIBLIOGRAPHY RNDU8WTUjpsdz">
        <text:p text:style-name="Standard"/>
      </text:section>
      <text:p text:style-name="P10"/>
      <text:p text:style-name="P10"/>
      <text:p text:style-name="P10"/>
      <text:p text:style-name="Bibliography_20_1"><text:span text:style-name="T1">Daviaud</text:span> Sophie, « 4. Judiciarisation et mobilisation des émotions : Le procès d’Alberto Fujimori au Pérou », dans Christophe <text:span text:style-name="T1">Traïni</text:span> (dir.), <text:span text:style-name="T4">Émotions et expertises : Les modes de coordination des actions collectives</text:span>, Rennes, Presses universitaires de Rennes, coll. « Res publica », 2019, p. 95‑114.</text:p>
      <text:p text:style-name="Bibliography_20_1"><text:span text:style-name="T1">Flonneau</text:span> Mathieu, <text:span text:style-name="T1">Laborie</text:span> Léonard, et <text:span text:style-name="T1">Passalacqua</text:span> Arnaud (dir.), <text:span text:style-name="T4">Les transports de la démocratie : Approche historique des enjeux politiques de la mobilité</text:span>, Rennes, Presses universitaires de Rennes, coll. « Histoire », 2019.</text:p>
      <text:p text:style-name="Bibliography_20_1"><text:span text:style-name="T1">Jamet</text:span> Émilie, <text:span text:style-name="T1">LeBlanc</text:span> Patrice et <text:span text:style-name="T1">Lardon</text:span> Sylvie, « Mobilités des jeunes adultes et politiques d’accueil dans les territoires ruraux. Etudes de cas en France et au Québec », <text:span text:style-name="T4">Norois</text:span>, n<text:span text:style-name="T7">o</text:span> 4, vol. 233, 2014.</text:p>
      <text:p text:style-name="P8"/>
      <text:p text:style-name="P8"/>
      <text:p text:style-name="P8"/>
      <text:p text:style-name="P8"><text:soft-page-break/></text:p>
      <text:p text:style-name="P8"/>
      <text:p text:style-name="P8"/>
      <text:p text:style-name="P8"/>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27T12:14:58.569000000</meta:creation-date>
    <dc:date>2023-08-28T13:11:26.273000000</dc:date>
    <meta:editing-duration>PT2H31M54S</meta:editing-duration>
    <meta:editing-cycles>6</meta:editing-cycles>
    <meta:generator>LibreOffice/7.3.7.2$Windows_X86_64 LibreOffice_project/e114eadc50a9ff8d8c8a0567d6da8f454beeb84f</meta:generator>
    <meta:document-statistic meta:table-count="0" meta:image-count="0" meta:object-count="0" meta:page-count="4" meta:paragraph-count="46" meta:word-count="942" meta:character-count="6048" meta:non-whitespace-character-count="5134"/>
    <meta:user-defined meta:name="ZOTERO_PREF_1">&lt;data data-version="3" zotero-version="6.0.26"&gt;&lt;session id="HzBxAe2W"/&gt;&lt;style id="http://www.zotero.org/styles/pur-db9" hasBibliography="1" bibliographyStyleHasBeenSet="1"/&gt;&lt;prefs&gt;&lt;pref name="fieldType" value="ReferenceMark"/&gt;&lt;pref name="noteType" value="</meta:user-defined>
    <meta:user-defined meta:name="ZOTERO_PREF_2">1"/&gt;&lt;/prefs&gt;&lt;/data&gt;</meta:user-defined>
  </office:meta>
</office:document-meta>
</file>